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size="12pt" fo:language="zxx" fo:country="none" fo:font-weight="normal" officeooo:rsid="0009af8b" officeooo:paragraph-rsid="001eb542"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line-height="115%"/>
      <style:text-properties fo:font-size="12pt" fo:language="zxx" fo:country="none" fo:font-weight="normal" officeooo:paragraph-rsid="001eb542" style:language-asian="zxx" style:country-asian="none" style:font-weight-asian="normal" style:language-complex="zxx" style:country-complex="none" style:font-weight-complex="normal"/>
    </style:style>
    <style:style style:name="P3" style:family="paragraph" style:parent-style-name="Standard">
      <style:paragraph-properties fo:line-height="115%"/>
      <style:text-properties fo:font-size="12pt" fo:language="zxx" fo:country="none" fo:font-weight="normal" officeooo:paragraph-rsid="002ae275" style:language-asian="zxx" style:country-asian="none" style:font-weight-asian="normal" style:language-complex="zxx" style:country-complex="none" style:font-weight-complex="normal"/>
    </style:style>
    <style:style style:name="P4" style:family="paragraph" style:parent-style-name="Standard">
      <style:paragraph-properties fo:line-height="115%"/>
      <style:text-properties fo:font-size="12pt" fo:language="zxx" fo:country="none" fo:font-weight="normal" officeooo:rsid="001fb0ba" officeooo:paragraph-rsid="001fb0ba" style:language-asian="zxx" style:country-asian="none" style:font-weight-asian="normal" style:language-complex="zxx" style:country-complex="none" style:font-weight-complex="normal"/>
    </style:style>
    <style:style style:name="P5" style:family="paragraph" style:parent-style-name="Standard">
      <style:paragraph-properties fo:line-height="115%"/>
      <style:text-properties fo:font-size="12pt" fo:language="zxx" fo:country="none" fo:font-weight="normal" officeooo:rsid="0029778f" officeooo:paragraph-rsid="0029778f" style:language-asian="zxx" style:country-asian="none" style:font-weight-asian="normal" style:language-complex="zxx" style:country-complex="none" style:font-weight-complex="normal"/>
    </style:style>
    <style:style style:name="P6" style:family="paragraph" style:parent-style-name="Standard">
      <style:paragraph-properties fo:line-height="115%"/>
      <style:text-properties fo:font-size="12pt" fo:language="zxx" fo:country="none" fo:font-weight="normal" officeooo:rsid="002c9e3c" officeooo:paragraph-rsid="002c9e3c" style:language-asian="zxx" style:country-asian="none" style:font-weight-asian="normal" style:language-complex="zxx" style:country-complex="none" style:font-weight-complex="normal"/>
    </style:style>
    <style:style style:name="P7" style:family="paragraph" style:parent-style-name="Standard">
      <style:paragraph-properties fo:line-height="115%"/>
      <style:text-properties fo:font-size="12pt" fo:language="zxx" fo:country="none" fo:font-weight="normal" officeooo:rsid="002e1962" officeooo:paragraph-rsid="002e1962" style:language-asian="zxx" style:country-asian="none" style:font-weight-asian="normal" style:language-complex="zxx" style:country-complex="none" style:font-weight-complex="normal"/>
    </style:style>
    <style:style style:name="P8" style:family="paragraph" style:parent-style-name="Standard">
      <style:paragraph-properties fo:line-height="115%"/>
      <style:text-properties fo:font-size="12pt" fo:language="zxx" fo:country="none" fo:font-weight="normal" officeooo:rsid="002ff6fe" officeooo:paragraph-rsid="002ff6fe" style:language-asian="zxx" style:country-asian="none" style:font-weight-asian="normal" style:language-complex="zxx" style:country-complex="none" style:font-weight-complex="normal"/>
    </style:style>
    <style:style style:name="P9" style:family="paragraph" style:parent-style-name="Standard">
      <style:paragraph-properties fo:line-height="115%"/>
      <style:text-properties fo:font-size="12pt" fo:language="zxx" fo:country="none" fo:font-weight="normal" officeooo:rsid="002ff6fe" officeooo:paragraph-rsid="0036b4b7" style:language-asian="zxx" style:country-asian="none" style:font-weight-asian="normal" style:language-complex="zxx" style:country-complex="none" style:font-weight-complex="normal"/>
    </style:style>
    <style:style style:name="P10" style:family="paragraph" style:parent-style-name="Standard">
      <style:paragraph-properties fo:line-height="115%"/>
      <style:text-properties fo:font-size="12pt" fo:language="zxx" fo:country="none" fo:font-weight="bold" officeooo:paragraph-rsid="001eb542" style:language-asian="zxx" style:country-asian="none" style:font-weight-asian="bold" style:language-complex="zxx" style:country-complex="none" style:font-weight-complex="bold"/>
    </style:style>
    <style:style style:name="P11" style:family="paragraph" style:parent-style-name="Standard">
      <style:paragraph-properties fo:line-height="115%"/>
      <style:text-properties fo:font-size="12pt" fo:language="zxx" fo:country="none" fo:font-weight="bold" officeooo:paragraph-rsid="002ae275" style:language-asian="zxx" style:country-asian="none" style:font-weight-asian="bold" style:language-complex="zxx" style:country-complex="none" style:font-weight-complex="bold"/>
    </style:style>
    <style:style style:name="P12" style:family="paragraph" style:parent-style-name="Standard">
      <style:paragraph-properties fo:line-height="115%"/>
      <style:text-properties fo:font-size="12pt" fo:language="zxx" fo:country="none" fo:font-weight="bold" officeooo:rsid="00426a8d" officeooo:paragraph-rsid="0036b4b7" style:language-asian="zxx" style:country-asian="none" style:font-weight-asian="bold" style:language-complex="zxx" style:country-complex="none" style:font-weight-complex="bold"/>
    </style:style>
    <style:style style:name="P13" style:family="paragraph" style:parent-style-name="Standard">
      <style:paragraph-properties fo:line-height="115%"/>
      <style:text-properties fo:language="zxx" fo:country="none" officeooo:rsid="0009af8b" officeooo:paragraph-rsid="001eb542" style:language-asian="zxx" style:country-asian="none" style:language-complex="zxx" style:country-complex="none"/>
    </style:style>
    <style:style style:name="P14" style:family="paragraph" style:parent-style-name="Standard">
      <style:paragraph-properties fo:line-height="115%"/>
      <style:text-properties fo:language="zxx" fo:country="none" officeooo:paragraph-rsid="001eb542" style:language-asian="zxx" style:country-asian="none" style:language-complex="zxx" style:country-complex="none"/>
    </style:style>
    <style:style style:name="P15" style:family="paragraph" style:parent-style-name="Standard">
      <style:paragraph-properties fo:line-height="115%"/>
      <style:text-properties fo:language="zxx" fo:country="none" officeooo:rsid="003c15b6" officeooo:paragraph-rsid="001eb542" style:language-asian="zxx" style:country-asian="none" style:language-complex="zxx" style:country-complex="none"/>
    </style:style>
    <style:style style:name="P16" style:family="paragraph" style:parent-style-name="Standard">
      <style:paragraph-properties fo:line-height="115%"/>
      <style:text-properties fo:language="zxx" fo:country="none" officeooo:rsid="00441a8f" officeooo:paragraph-rsid="001eb542" style:language-asian="zxx" style:country-asian="none" style:language-complex="zxx" style:country-complex="none"/>
    </style:style>
    <style:style style:name="P17" style:family="paragraph" style:parent-style-name="Standard">
      <style:paragraph-properties fo:line-height="115%"/>
      <style:text-properties fo:language="zxx" fo:country="none" officeooo:rsid="0044d14d" officeooo:paragraph-rsid="001eb542" style:language-asian="zxx" style:country-asian="none" style:language-complex="zxx" style:country-complex="none"/>
    </style:style>
    <style:style style:name="P18" style:family="paragraph" style:parent-style-name="Standard">
      <style:paragraph-properties fo:line-height="115%"/>
      <style:text-properties fo:language="zxx" fo:country="none" officeooo:rsid="004848dd" officeooo:paragraph-rsid="001eb542" style:language-asian="zxx" style:country-asian="none" style:language-complex="zxx" style:country-complex="none"/>
    </style:style>
    <style:style style:name="P19" style:family="paragraph" style:parent-style-name="Standard">
      <style:paragraph-properties fo:line-height="115%"/>
      <style:text-properties fo:language="zxx" fo:country="none" fo:font-weight="normal" officeooo:rsid="0009af8b" officeooo:paragraph-rsid="001eb542" style:language-asian="zxx" style:country-asian="none" style:font-weight-asian="normal" style:language-complex="zxx" style:country-complex="none" style:font-weight-complex="normal"/>
    </style:style>
    <style:style style:name="P20" style:family="paragraph" style:parent-style-name="Standard">
      <style:paragraph-properties fo:line-height="115%"/>
      <style:text-properties fo:language="zxx" fo:country="none" fo:font-weight="bold" officeooo:rsid="000e1426" officeooo:paragraph-rsid="001eb542" style:language-asian="zxx" style:country-asian="none" style:font-weight-asian="bold" style:language-complex="zxx" style:country-complex="none" style:font-weight-complex="bold"/>
    </style:style>
    <style:style style:name="P21" style:family="paragraph" style:parent-style-name="Standard">
      <style:paragraph-properties fo:line-height="115%"/>
      <style:text-properties fo:language="zxx" fo:country="none" fo:font-weight="bold" officeooo:rsid="0009af8b" officeooo:paragraph-rsid="001eb542" style:language-asian="zxx" style:country-asian="none" style:font-weight-asian="bold" style:language-complex="zxx" style:country-complex="none" style:font-weight-complex="bold"/>
    </style:style>
    <style:style style:name="P22" style:family="paragraph" style:parent-style-name="Standard">
      <style:paragraph-properties fo:line-height="115%"/>
      <style:text-properties fo:language="zxx" fo:country="none" fo:font-weight="bold" officeooo:rsid="0024c95c" officeooo:paragraph-rsid="001eb542" style:language-asian="zxx" style:country-asian="none" style:font-weight-asian="bold" style:language-complex="zxx" style:country-complex="none" style:font-weight-complex="bold"/>
    </style:style>
    <style:style style:name="P23" style:family="paragraph" style:parent-style-name="Standard">
      <style:paragraph-properties fo:line-height="115%"/>
      <style:text-properties fo:language="zxx" fo:country="none" fo:font-weight="bold" officeooo:rsid="0036c9b4" officeooo:paragraph-rsid="001eb542" style:language-asian="zxx" style:country-asian="none" style:font-weight-asian="bold" style:language-complex="zxx" style:country-complex="none" style:font-weight-complex="bold"/>
    </style:style>
    <style:style style:name="P24" style:family="paragraph" style:parent-style-name="Standard">
      <style:paragraph-properties fo:line-height="115%"/>
      <style:text-properties fo:language="zxx" fo:country="none" fo:font-weight="bold" officeooo:rsid="003c15b6" officeooo:paragraph-rsid="001eb542" style:language-asian="zxx" style:country-asian="none" style:font-weight-asian="bold" style:language-complex="zxx" style:country-complex="none" style:font-weight-complex="bold"/>
    </style:style>
    <style:style style:name="P25" style:family="paragraph" style:parent-style-name="Standard">
      <style:paragraph-properties fo:line-height="115%"/>
      <style:text-properties fo:language="zxx" fo:country="none" fo:font-weight="bold" officeooo:rsid="0044d14d" officeooo:paragraph-rsid="001eb542" style:language-asian="zxx" style:country-asian="none" style:font-weight-asian="bold" style:language-complex="zxx" style:country-complex="none" style:font-weight-complex="bold"/>
    </style:style>
    <style:style style:name="P26" style:family="paragraph" style:parent-style-name="Standard">
      <style:paragraph-properties fo:line-height="115%"/>
      <style:text-properties fo:font-size="14pt" fo:language="zxx" fo:country="none" fo:font-weight="bold" officeooo:rsid="0009af8b" officeooo:paragraph-rsid="001eb542" style:font-size-asian="14pt" style:language-asian="zxx" style:country-asian="none" style:font-weight-asian="bold" style:font-size-complex="14pt" style:language-complex="zxx" style:country-complex="none" style:font-weight-complex="bold"/>
    </style:style>
    <style:style style:name="P27" style:family="paragraph" style:parent-style-name="Standard">
      <style:paragraph-properties fo:line-height="115%"/>
      <style:text-properties fo:font-size="14pt" fo:language="zxx" fo:country="none" fo:font-weight="bold" officeooo:rsid="003c15b6" officeooo:paragraph-rsid="001eb542" style:language-asian="zxx" style:country-asian="none" style:font-weight-asian="bold" style:language-complex="zxx" style:country-complex="none" style:font-weight-complex="bold"/>
    </style:style>
    <style:style style:name="P28" style:family="paragraph" style:parent-style-name="Standard">
      <style:paragraph-properties fo:line-height="115%"/>
      <style:text-properties fo:font-size="14pt" fo:language="zxx" fo:country="none" fo:font-weight="bold" officeooo:paragraph-rsid="001eb542" style:language-asian="zxx" style:country-asian="none" style:font-weight-asian="bold" style:language-complex="zxx" style:country-complex="none" style:font-weight-complex="bold"/>
    </style:style>
    <style:style style:name="P29" style:family="paragraph" style:parent-style-name="Standard">
      <style:paragraph-properties fo:line-height="115%"/>
      <style:text-properties fo:font-size="14pt" fo:language="zxx" fo:country="none" fo:font-weight="bold" officeooo:paragraph-rsid="002ae275" style:language-asian="zxx" style:country-asian="none" style:font-weight-asian="bold" style:language-complex="zxx" style:country-complex="none" style:font-weight-complex="bold"/>
    </style:style>
    <style:style style:name="P30" style:family="paragraph" style:parent-style-name="Standard">
      <style:paragraph-properties fo:line-height="115%"/>
      <style:text-properties fo:font-size="14pt" fo:language="zxx" fo:country="none" fo:font-weight="bold" officeooo:rsid="001fb0ba" officeooo:paragraph-rsid="001fb0ba" style:language-asian="zxx" style:country-asian="none" style:font-weight-asian="bold" style:language-complex="zxx" style:country-complex="none" style:font-weight-complex="bold"/>
    </style:style>
    <style:style style:name="P31" style:family="paragraph" style:parent-style-name="Standard">
      <style:paragraph-properties fo:line-height="115%"/>
      <style:text-properties fo:font-size="14pt" fo:language="zxx" fo:country="none" fo:font-weight="bold" officeooo:rsid="0029778f" officeooo:paragraph-rsid="0029778f" style:language-asian="zxx" style:country-asian="none" style:font-weight-asian="bold" style:language-complex="zxx" style:country-complex="none" style:font-weight-complex="bold"/>
    </style:style>
    <style:style style:name="P32" style:family="paragraph" style:parent-style-name="Standard">
      <style:paragraph-properties fo:line-height="115%"/>
      <style:text-properties fo:font-size="14pt" fo:language="zxx" fo:country="none" fo:font-weight="normal" officeooo:paragraph-rsid="002ae275" style:language-asian="zxx" style:country-asian="none" style:font-weight-asian="normal" style:language-complex="zxx" style:country-complex="none" style:font-weight-complex="normal"/>
    </style:style>
    <style:style style:name="P33"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09af8b" officeooo:paragraph-rsid="001eb542" style:language-asian="zxx" style:country-asian="none" style:font-weight-asian="normal" style:language-complex="zxx" style:country-complex="none" style:font-weight-complex="normal"/>
    </style:style>
    <style:style style:name="P34"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30acde" officeooo:paragraph-rsid="001eb542" style:language-asian="zxx" style:country-asian="none" style:font-weight-asian="normal" style:language-complex="zxx" style:country-complex="none" style:font-weight-complex="normal"/>
    </style:style>
    <style:style style:name="P35" style:family="paragraph" style:parent-style-name="Standard">
      <style:paragraph-properties fo:line-height="115%"/>
      <style:text-properties fo:font-variant="normal" fo:text-transform="none" fo:color="#000000" loext:opacity="100%" fo:letter-spacing="normal" fo:language="zxx" fo:country="none" fo:font-weight="normal" officeooo:rsid="0036c9b4" officeooo:paragraph-rsid="001eb542" style:language-asian="zxx" style:country-asian="none" style:font-weight-asian="normal" style:language-complex="zxx" style:country-complex="none" style:font-weight-complex="normal"/>
    </style:style>
    <style:style style:name="P36"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36c9b4" officeooo:paragraph-rsid="001eb542" style:language-asian="zxx" style:country-asian="none" style:font-weight-asian="normal" style:language-complex="zxx" style:country-complex="none" style:font-weight-complex="normal"/>
    </style:style>
    <style:style style:name="P37"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848dd" officeooo:paragraph-rsid="001eb542" style:language-asian="zxx" style:country-asian="none" style:font-weight-asian="normal" style:language-complex="zxx" style:country-complex="none" style:font-weight-complex="normal"/>
    </style:style>
    <style:style style:name="P38"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bbeab" officeooo:paragraph-rsid="001eb542" style:language-asian="zxx" style:country-asian="none" style:font-weight-asian="normal" style:language-complex="zxx" style:country-complex="none" style:font-weight-complex="normal"/>
    </style:style>
    <style:style style:name="P39" style:family="paragraph" style:parent-style-name="Standard">
      <style:paragraph-properties fo:line-height="115%"/>
      <style:text-properties fo:font-variant="normal" fo:text-transform="none" fo:color="#000000" loext:opacity="100%" fo:font-size="14pt" fo:letter-spacing="normal" fo:language="zxx" fo:country="none" fo:font-style="normal" fo:font-weight="bold" officeooo:rsid="003048e0" officeooo:paragraph-rsid="001eb542"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paragraph-properties fo:line-height="115%"/>
      <style:text-properties fo:font-size="20pt" fo:language="zxx" fo:country="none" fo:font-weight="bold" officeooo:rsid="0037581d" officeooo:paragraph-rsid="0036b4b7" style:language-asian="zxx" style:country-asian="none" style:font-weight-asian="bold" style:language-complex="zxx" style:country-complex="none" style:font-weight-complex="bold"/>
    </style:style>
    <style:style style:name="P41" style:family="paragraph" style:parent-style-name="Standard">
      <style:paragraph-properties fo:line-height="115%"/>
      <style:text-properties fo:font-size="12pt" fo:language="zxx" fo:country="none" fo:font-weight="normal" officeooo:rsid="002ff6fe" officeooo:paragraph-rsid="0036b4b7" style:language-asian="zxx" style:country-asian="none" style:font-weight-asian="normal" style:language-complex="zxx" style:country-complex="none" style:font-weight-complex="normal"/>
    </style:style>
    <style:style style:name="P42" style:family="paragraph" style:parent-style-name="Standard">
      <style:paragraph-properties fo:line-height="115%"/>
      <style:text-properties fo:font-size="12pt" fo:language="zxx" fo:country="none" fo:font-weight="normal" officeooo:rsid="00404be5" officeooo:paragraph-rsid="00404be5" style:language-asian="zxx" style:country-asian="none" style:font-weight-asian="normal" style:language-complex="zxx" style:country-complex="none" style:font-weight-complex="normal"/>
    </style:style>
    <style:style style:name="P43" style:family="paragraph" style:parent-style-name="Standard">
      <style:paragraph-properties fo:line-height="115%"/>
      <style:text-properties fo:font-size="12pt" fo:language="zxx" fo:country="none" fo:font-weight="normal" officeooo:rsid="004f55a3" officeooo:paragraph-rsid="004f55a3" style:language-asian="zxx" style:country-asian="none" style:font-weight-asian="normal" style:language-complex="zxx" style:country-complex="none" style:font-weight-complex="normal"/>
    </style:style>
    <style:style style:name="P44" style:family="paragraph" style:parent-style-name="Standard">
      <style:paragraph-properties fo:line-height="115%"/>
      <style:text-properties fo:font-size="12pt" fo:language="zxx" fo:country="none" fo:font-weight="normal" officeooo:rsid="0050ac06" officeooo:paragraph-rsid="0036b4b7" style:language-asian="zxx" style:country-asian="none" style:font-weight-asian="normal" style:language-complex="zxx" style:country-complex="none" style:font-weight-complex="normal"/>
    </style:style>
    <style:style style:name="P45" style:family="paragraph" style:parent-style-name="Standard">
      <style:paragraph-properties fo:line-height="115%"/>
      <style:text-properties fo:font-size="12pt" fo:language="zxx" fo:country="none" fo:font-weight="normal" officeooo:rsid="0050ac06" officeooo:paragraph-rsid="0050ac06" style:language-asian="zxx" style:country-asian="none" style:font-weight-asian="normal" style:language-complex="zxx" style:country-complex="none" style:font-weight-complex="normal"/>
    </style:style>
    <style:style style:name="P46" style:family="paragraph" style:parent-style-name="Standard">
      <style:paragraph-properties fo:line-height="115%"/>
      <style:text-properties fo:font-size="12pt" fo:language="zxx" fo:country="none" fo:font-weight="normal" officeooo:rsid="00528694" officeooo:paragraph-rsid="00528694" style:language-asian="zxx" style:country-asian="none" style:font-weight-asian="normal" style:language-complex="zxx" style:country-complex="none" style:font-weight-complex="normal"/>
    </style:style>
    <style:style style:name="P47" style:family="paragraph" style:parent-style-name="Standard">
      <style:paragraph-properties fo:line-height="115%"/>
      <style:text-properties fo:font-size="12pt" fo:language="zxx" fo:country="none" fo:font-weight="normal" officeooo:rsid="00576c6a" officeooo:paragraph-rsid="00576c6a" style:language-asian="zxx" style:country-asian="none" style:font-weight-asian="normal" style:language-complex="zxx" style:country-complex="none" style:font-weight-complex="normal"/>
    </style:style>
    <style:style style:name="P48" style:family="paragraph" style:parent-style-name="Standard">
      <style:paragraph-properties fo:line-height="115%"/>
      <style:text-properties fo:font-size="14pt" fo:language="zxx" fo:country="none" fo:font-weight="bold" officeooo:rsid="00403441" officeooo:paragraph-rsid="00403441" style:language-asian="zxx" style:country-asian="none" style:font-weight-asian="bold" style:language-complex="zxx" style:country-complex="none" style:font-weight-complex="bold"/>
    </style:style>
    <style:style style:name="P49" style:family="paragraph" style:parent-style-name="Standard">
      <style:paragraph-properties fo:line-height="115%"/>
      <style:text-properties fo:font-size="14pt" fo:language="zxx" fo:country="none" fo:font-weight="bold" officeooo:rsid="00403441" officeooo:paragraph-rsid="004bc560" style:language-asian="zxx" style:country-asian="none" style:font-weight-asian="bold" style:language-complex="zxx" style:country-complex="none" style:font-weight-complex="bold"/>
    </style:style>
    <style:style style:name="P50" style:family="paragraph" style:parent-style-name="Standard">
      <style:paragraph-properties fo:line-height="115%"/>
      <style:text-properties fo:font-size="14pt" fo:language="zxx" fo:country="none" fo:font-weight="bold" officeooo:rsid="00403441" officeooo:paragraph-rsid="00576c6a" style:language-asian="zxx" style:country-asian="none" style:font-weight-asian="bold" style:language-complex="zxx" style:country-complex="none" style:font-weight-complex="bold"/>
    </style:style>
    <style:style style:name="P51" style:family="paragraph" style:parent-style-name="Standard">
      <style:paragraph-properties fo:line-height="115%"/>
      <style:text-properties fo:font-size="14pt" fo:language="zxx" fo:country="none" fo:font-weight="bold" officeooo:rsid="002ff6fe" officeooo:paragraph-rsid="0036b4b7" style:language-asian="zxx" style:country-asian="none" style:font-weight-asian="bold" style:language-complex="zxx" style:country-complex="none" style:font-weight-complex="bold"/>
    </style:style>
    <style:style style:name="P52" style:family="paragraph" style:parent-style-name="Standard">
      <style:paragraph-properties fo:line-height="115%"/>
      <style:text-properties fo:font-size="16pt" fo:language="zxx" fo:country="none" fo:font-weight="bold" officeooo:rsid="002ff6fe" officeooo:paragraph-rsid="0036b4b7" style:language-asian="zxx" style:country-asian="none" style:font-weight-asian="bold" style:language-complex="zxx" style:country-complex="none" style:font-weight-complex="bold"/>
    </style:style>
    <style:style style:name="P53" style:family="paragraph" style:parent-style-name="Standard">
      <style:paragraph-properties fo:line-height="115%"/>
      <style:text-properties fo:font-size="22pt" fo:language="zxx" fo:country="none" fo:font-weight="bold" officeooo:rsid="004bc560" officeooo:paragraph-rsid="004bc560" style:language-asian="zxx" style:country-asian="none" style:font-weight-asian="bold" style:language-complex="zxx" style:country-complex="none" style:font-weight-complex="bold"/>
    </style:style>
    <style:style style:name="T1" style:family="text">
      <style:text-properties officeooo:rsid="005ec712"/>
    </style:style>
    <style:style style:name="T2" style:family="text">
      <style:text-properties officeooo:rsid="0013181e"/>
    </style:style>
    <style:style style:name="T3" style:family="text">
      <style:text-properties officeooo:rsid="00180ab9"/>
    </style:style>
    <style:style style:name="T4" style:family="text">
      <style:text-properties officeooo:rsid="001f235b"/>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font-style="normal"/>
    </style:style>
    <style:style style:name="T7" style:family="text">
      <style:text-properties fo:font-variant="normal" fo:text-transform="none" fo:color="#000000" loext:opacity="100%" fo:letter-spacing="normal" fo:font-style="normal" officeooo:rsid="002cff5b"/>
    </style:style>
    <style:style style:name="T8" style:family="text">
      <style:text-properties fo:font-variant="normal" fo:text-transform="none" fo:color="#000000" loext:opacity="100%" fo:letter-spacing="normal" fo:font-style="normal" officeooo:rsid="003048e0"/>
    </style:style>
    <style:style style:name="T9" style:family="text">
      <style:text-properties fo:font-variant="normal" fo:text-transform="none" fo:color="#000000" loext:opacity="100%" fo:letter-spacing="normal" fo:font-style="normal" officeooo:rsid="0030acde"/>
    </style:style>
    <style:style style:name="T10" style:family="text">
      <style:text-properties fo:font-variant="normal" fo:text-transform="none" fo:color="#000000" loext:opacity="100%" fo:letter-spacing="normal" fo:font-style="normal" officeooo:rsid="0032f5b9"/>
    </style:style>
    <style:style style:name="T11" style:family="text">
      <style:text-properties fo:font-variant="normal" fo:text-transform="none" fo:color="#000000" loext:opacity="100%" fo:letter-spacing="normal" fo:font-style="normal" officeooo:rsid="0034eda6"/>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font-weight="normal" officeooo:rsid="0036c9b4" style:font-weight-asian="normal" style:font-weight-complex="normal"/>
    </style:style>
    <style:style style:name="T14" style:family="text">
      <style:text-properties fo:font-variant="normal" fo:text-transform="none" fo:color="#000000" loext:opacity="100%" fo:letter-spacing="normal" style:text-underline-style="none"/>
    </style:style>
    <style:style style:name="T15" style:family="text">
      <style:text-properties fo:font-variant="normal" fo:text-transform="none" fo:color="#000000" loext:opacity="100%" fo:letter-spacing="normal" style:text-underline-style="none" fo:font-weight="normal" style:font-weight-asian="normal" style:font-weight-complex="normal"/>
    </style:style>
    <style:style style:name="T16" style:family="text">
      <style:text-properties fo:font-variant="normal" fo:text-transform="none" fo:color="#000000" loext:opacity="100%" fo:letter-spacing="normal" style:text-underline-style="none" fo:font-weight="normal" officeooo:rsid="0036c9b4" style:font-weight-asian="normal" style:font-weight-complex="normal"/>
    </style:style>
    <style:style style:name="T17" style:family="text">
      <style:text-properties fo:font-variant="normal" fo:text-transform="none" fo:color="#000000" loext:opacity="100%" fo:letter-spacing="normal" style:text-underline-style="none" fo:font-weight="normal" officeooo:rsid="005299fb" style:font-weight-asian="normal" style:font-weight-complex="normal"/>
    </style:style>
    <style:style style:name="T18" style:family="text">
      <style:text-properties fo:font-variant="normal" fo:text-transform="none" fo:color="#000000" loext:opacity="100%" fo:letter-spacing="normal" style:text-underline-style="none" fo:font-weight="normal" officeooo:rsid="00535a8f" style:font-weight-asian="normal" style:font-weight-complex="normal"/>
    </style:style>
    <style:style style:name="T19" style:family="text">
      <style:text-properties fo:font-variant="normal" fo:text-transform="none" fo:color="#000000" loext:opacity="100%" fo:letter-spacing="normal" style:text-underline-style="none" fo:font-weight="normal" officeooo:rsid="00550bb5" style:font-weight-asian="normal" style:font-weight-complex="normal"/>
    </style:style>
    <style:style style:name="T20" style:family="text">
      <style:text-properties fo:font-variant="normal" fo:text-transform="none" fo:color="#000000" loext:opacity="100%" fo:letter-spacing="normal" style:text-underline-style="none" fo:font-weight="normal" officeooo:rsid="0047bd66" style:font-weight-asian="normal" style:font-weight-complex="normal"/>
    </style:style>
    <style:style style:name="T21" style:family="text">
      <style:text-properties fo:font-variant="normal" fo:text-transform="none" fo:color="#000000" loext:opacity="100%" fo:letter-spacing="normal" style:text-underline-style="none" fo:font-weight="normal" officeooo:rsid="004b08b8" style:font-weight-asian="normal" style:font-weight-complex="normal"/>
    </style:style>
    <style:style style:name="T22" style:family="text">
      <style:text-properties fo:font-variant="normal" fo:text-transform="none" fo:color="#000000" loext:opacity="100%" fo:letter-spacing="normal" style:text-underline-style="none" fo:font-weight="normal" officeooo:rsid="004bbeab" style:font-weight-asian="normal" style:font-weight-complex="normal"/>
    </style:style>
    <style:style style:name="T23" style:family="text">
      <style:text-properties fo:font-variant="normal" fo:text-transform="none" fo:color="#000000" loext:opacity="100%" fo:letter-spacing="normal" style:text-underline-style="none" fo:font-weight="normal" officeooo:rsid="0050edfe" style:font-weight-asian="normal" style:font-weight-complex="normal"/>
    </style:style>
    <style:style style:name="T24" style:family="text">
      <style:text-properties fo:font-variant="normal" fo:text-transform="none" fo:color="#000000" loext:opacity="100%" fo:letter-spacing="normal" style:text-underline-style="none" officeooo:rsid="0036c9b4"/>
    </style:style>
    <style:style style:name="T25" style:family="text">
      <style:text-properties officeooo:rsid="0036c9b4"/>
    </style:style>
    <style:style style:name="T26" style:family="text">
      <style:text-properties officeooo:rsid="005ac414"/>
    </style:style>
    <style:style style:name="T27" style:family="text">
      <style:text-properties officeooo:rsid="005ad1cc"/>
    </style:style>
    <style:style style:name="T28" style:family="text">
      <style:text-properties officeooo:rsid="005c35f8"/>
    </style:style>
    <style:style style:name="T29" style:family="text">
      <style:text-properties officeooo:rsid="0028181c"/>
    </style:style>
    <style:style style:name="T30" style:family="text">
      <style:text-properties officeooo:rsid="002887eb"/>
    </style:style>
    <style:style style:name="T31" style:family="text">
      <style:text-properties officeooo:rsid="006b8d19"/>
    </style:style>
    <style:style style:name="T32" style:family="text">
      <style:text-properties officeooo:rsid="006db5a8"/>
    </style:style>
    <style:style style:name="T33" style:family="text">
      <style:text-properties fo:font-weight="bold" officeooo:rsid="0038a2e9" style:font-weight-asian="bold" style:font-weight-complex="bold"/>
    </style:style>
    <style:style style:name="T34" style:family="text">
      <style:text-properties fo:font-weight="bold" officeooo:rsid="0009af8b" style:font-weight-asian="bold" style:font-weight-complex="bold"/>
    </style:style>
    <style:style style:name="T35" style:family="text">
      <style:text-properties officeooo:rsid="0069c5c7"/>
    </style:style>
    <style:style style:name="T36" style:family="text">
      <style:text-properties fo:font-weight="normal" officeooo:rsid="0009af8b" style:font-weight-asian="normal" style:font-weight-complex="normal"/>
    </style:style>
    <style:style style:name="T37" style:family="text">
      <style:text-properties officeooo:rsid="00380a1a"/>
    </style:style>
    <style:style style:name="T38" style:family="text">
      <style:text-properties officeooo:rsid="0039d150"/>
    </style:style>
    <style:style style:name="T39" style:family="text">
      <style:text-properties officeooo:rsid="003c54a4"/>
    </style:style>
    <style:style style:name="T40" style:family="text">
      <style:text-properties officeooo:rsid="003c6205"/>
    </style:style>
    <style:style style:name="T41" style:family="text">
      <style:text-properties officeooo:rsid="003cb05c"/>
    </style:style>
    <style:style style:name="T42" style:family="text">
      <style:text-properties officeooo:rsid="003d291e"/>
    </style:style>
    <style:style style:name="T43" style:family="text">
      <style:text-properties officeooo:rsid="003c22de"/>
    </style:style>
    <style:style style:name="T44" style:family="text">
      <style:text-properties officeooo:rsid="003e9496"/>
    </style:style>
    <style:style style:name="T45" style:family="text">
      <style:text-properties officeooo:rsid="00442ebd"/>
    </style:style>
    <style:style style:name="T46" style:family="text">
      <style:text-properties officeooo:rsid="0048bcaa"/>
    </style:style>
    <style:style style:name="T47" style:family="text">
      <style:text-properties officeooo:rsid="004ac6fe"/>
    </style:style>
    <style:style style:name="T48" style:family="text">
      <style:text-properties officeooo:rsid="00556e1c"/>
    </style:style>
    <style:style style:name="T49" style:family="text">
      <style:text-properties officeooo:rsid="0056b0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Βιβλιοθήκες που χρησιμοποιήθηκαν για το python script:</text:p>
      <text:p text:style-name="P13"/>
      <text:p text:style-name="P26">json — JSON encoder and decoder:</text:p>
      <text:p text:style-name="P19"/>
      <text:p text:style-name="P19"><text:tab/>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19"/>
      <text:p text:style-name="P20">Βασικές συναρτήσεις:</text:p>
      <text:p text:style-name="P19"/>
      <text:p text:style-name="P19">json.dumps(obj): Επιστρέφει μια συμβολοσειρά JSON που αναπαριστά το αντικείμενο obj της Python.</text:p>
      <text:p text:style-name="P19"/>
      <text:p text:style-name="P21">json.dump(obj, file): Γράφει την αναπαράσταση JSON του obj σε ένα αρχείο.</text:p>
      <text:p text:style-name="P19"/>
      <text:p text:style-name="P19">json.loads(s): Μετατρέπει τη συμβολοσειρά JSON s σε αντικείμενο της Python.</text:p>
      <text:p text:style-name="P19"/>
      <text:p text:style-name="P21">json.load(file): Διαβάζει JSON δεδομένα από ένα αρχείο και τα μετατρέπει σε αντικείμενο της Python.</text:p>
      <text:p text:style-name="P21"/>
      <text:p text:style-name="P21"/>
      <text:p text:style-name="P21"/>
      <text:p text:style-name="P26">matplotlib.pyplot – <text:span text:style-name="T2">state based interface to matplotlib</text:span></text:p>
      <text:p text:style-name="P21"/>
      <text:p text:style-name="P19"><text:tab/>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19"/>
      <text:p text:style-name="P20">Βασικές συναρτήσεις:</text:p>
      <text:p text:style-name="P19"/>
      <text:p text:style-name="P21">plot(): Δημιουργεί γραμμικά γραφήματα.</text:p>
      <text:p text:style-name="P21"/>
      <text:p text:style-name="P19">scatter(): Δημιουργεί διαγράμματα διασποράς.</text:p>
      <text:p text:style-name="P19"/>
      <text:p text:style-name="P19">bar() / barh(): Δημιουργούν κατακόρυφα ή οριζόντια ραβδογράμματα.</text:p>
      <text:p text:style-name="P19"/>
      <text:p text:style-name="P19">hist(): Δημιουργεί ιστογράμματα.</text:p>
      <text:p text:style-name="P19"/>
      <text:p text:style-name="P19">imshow(): Εμφανίζει εικόνες.</text:p>
      <text:p text:style-name="P19"/>
      <text:p text:style-name="P19">contour() / contourf(): Δημιουργούν γραμμές ισοϋψών.</text:p>
      <text:p text:style-name="P21"/>
      <text:p text:style-name="P21">subplot() / subplots(): Δημιουργούν πολλαπλά υπο-γραφήματα σε ένα σχήμα.</text:p>
      <text:p text:style-name="P21"><text:soft-page-break/></text:p>
      <text:p text:style-name="P21">xlabel() / ylabel() / title(): Προσθέτουν ετικέτες και τίτλους.</text:p>
      <text:p text:style-name="P19"/>
      <text:p text:style-name="P19">legend(): Προσθέτει υπόμνημα.</text:p>
      <text:p text:style-name="P21"/>
      <text:p text:style-name="P21">savefig(): Αποθηκεύει το γράφημα σε αρχείο.</text:p>
      <text:p text:style-name="P21"/>
      <text:p text:style-name="P21">show(): Εμφανίζει το γράφημα.</text:p>
      <text:p text:style-name="P21"/>
      <text:p text:style-name="P21"/>
      <text:p text:style-name="P21"/>
      <text:p text:style-name="P26">from collections import Counter</text:p>
      <text:p text:style-name="P26"/>
      <text:p text:style-name="P1">Η κλάση Counter από το module collections της Python είναι ένα <text:span text:style-name="T3">εργαλείο για την καταμέτρηση στοιχείων σε επαναλήψιμα αντικείμενα (iterables).</text:span></text:p>
      <text:p text:style-name="P1"/>
      <text:p text:style-name="P1">from collections import Counter</text:p>
      <text:p text:style-name="P1"/>
      <text:p text:style-name="P1">c = Counter(['a', 'b', 'a', 'c', 'b', 'a'])</text:p>
      <text:p text:style-name="P1">print(c) <text:s/># Εμφανίζει: Counter({'a': 3, 'b': 2, 'c': 1})</text:p>
      <text:p text:style-name="P19">c = Counter({'a': 3, 'b': 2, 'c': 1})</text:p>
      <text:p text:style-name="P19">c = Counter(a=3, b=2, c=1)</text:p>
      <text:p text:style-name="P19"/>
      <text:p text:style-name="P19"><text:span text:style-name="T4"><text:tab/>Τ</text:span>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19"/>
      <text:p text:style-name="P22">Βασικές συναρτήσεις:</text:p>
      <text:p text:style-name="P19"/>
      <text:p text:style-name="P19">c.update(['a', 'd'])</text:p>
      <text:p text:style-name="P19">print(c) <text:s/># Ενημερωμένο Counter</text:p>
      <text:p text:style-name="P19"/>
      <text:p text:style-name="P19">c.subtract(['a', 'b'])</text:p>
      <text:p text:style-name="P19">print(c) <text:s/># Counter μετά την αφαίρεση</text:p>
      <text:p text:style-name="P19"/>
      <text:p text:style-name="P19">elements(): Επιστρέφει έναν επαναλήψιμο αντικείμενο με όλα τα στοιχεία, σύμφωνα με τη μέτρησή τους. <text:s/><text:span text:style-name="T6">list(c.elements())</text:span></text:p>
      <text:p text:style-name="P19"/>
      <text:p text:style-name="P33">most_common([n]): Επιστρέφει λίστα με τα n πιο κοινά στοιχεία και τις μετρήσεις τους. c.most_common(2).</text:p>
      <text:p text:style-name="P19"/>
      <text:p text:style-name="P33">total(): Επιστρέφει το άθροισμα όλων των μετρήσεων. c.total() </text:p>
      <text:p text:style-name="P19"/>
      <text:p text:style-name="P19"><text:span text:style-name="T6">Τα αντικείμενα Counter υποστηρίζουν αριθμητικές πράξεις όπως πρόσθεση, αφαίρεση, τομή και ένωση:​ <text:s/>print(c1 + c2) <text:s/></text:span><text:span text:style-name="T7">p</text:span><text:span text:style-name="T6">rint(c1 - c2) <text:s/>print(c1 &amp; c2) <text:s/>print(c1 | c2</text:span><text:span text:style-name="T8">)​</text:span></text:p>
      <text:p text:style-name="P19"><text:soft-page-break/></text:p>
      <text:p text:style-name="P19"/>
      <text:p text:style-name="P19"/>
      <text:p text:style-name="P39">time</text:p>
      <text:p text:style-name="P19"/>
      <text:p text:style-name="P19"><text:span text:style-name="T8"><text:tab/>Η βιβλιοθήκη time της Python παρέχει ένα σύνολο συναρτήσεων για την εργασία με τον χρόνο. </text:span><text:span text:style-name="T9">Ο χρόνος μετριέται στα περισσότερα συστήματα από την "</text:span><text:span text:style-name="T10">εποχή", δηλαδή από τ</text:span><text:span text:style-name="T11">ην</text:span><text:span text:style-name="T9"> 1 Ιανουαρίου 1970.</text:span></text:p>
      <text:p text:style-name="P19"/>
      <text:p text:style-name="P23"><text:span text:style-name="T9">Β</text:span><text:span text:style-name="T6">ασικές συναρτήσεις:</text:span></text:p>
      <text:p text:style-name="P19"/>
      <text:p text:style-name="P34">time.time() Επιστρέφει τον τρέχοντα χρόνο σε δευτερόλεπτα (float) από την εποχή.​</text:p>
      <text:p text:style-name="P19"/>
      <text:p text:style-name="P19">time.ctime([secs]) <text:span text:style-name="T25">Δίνει τα δευτερόλεπτα από την εποχή </text:span></text:p>
      <text:p text:style-name="P19"/>
      <text:p text:style-name="P14"><text:span text:style-name="T33">time</text:span><text:span text:style-name="T34">.sleep(2)</text:span><text:span text:style-name="T36"> </text:span><text:span text:style-name="T12">Καθυστερεί την εκτέλεση του προγράμματος για τον καθορισμένο αριθμό δευτερολέπτων.</text:span><text:span text:style-name="T5">​</text:span></text:p>
      <text:p text:style-name="P14"/>
      <text:p text:style-name="P35">time.strftime(format[, t]) Μετατρέπει ένα αντικείμενο struct_time σε συμβολοσειρά.</text:p>
      <text:p text:style-name="P15"/>
      <text:p text:style-name="P15">time.perf_counter() Μέτρηση Απόδοσης</text:p>
      <text:p text:style-name="P15"/>
      <text:p text:style-name="P24">start = time.perf_counter()</text:p>
      <text:p text:style-name="P15"># Κώδικας προς μέτρηση</text:p>
      <text:p text:style-name="P24">end = time.perf_counter()</text:p>
      <text:p text:style-name="P24">print(f"Διάρκεια: {end - start} δευτερόλεπτα")</text:p>
      <text:p text:style-name="P24"/>
      <text:p text:style-name="P24"/>
      <text:p text:style-name="P24"/>
      <text:p text:style-name="P27">from shapely.geometry import Point</text:p>
      <text:p text:style-name="P14"/>
      <text:p text:style-name="P14"><text:span text:style-name="T13"><text:tab/>Η κλάση Point από το πακέτο shapely.geometry της Python χρησιμοποιείται για την αναπαράσταση σημείων στον καρτεσιανό χώρο. Αποτελεί μέρος της βιβλιοθήκης Shapely.</text:span><text:span text:style-name="T16"> </text:span><text:span text:style-name="T17">Η κλάση <text:s/>Point χρησιμοποιείται για ανάλυση γεωχωρικών δεδομένων, έλεγχος αν ένα σημείο βρίσκεται εντός ενός πολυγώνου, <text:s/></text:span><text:span text:style-name="T18">υ</text:span><text:span text:style-name="T17">πολογισμός αποστάσεων μεταξύ σημείων,​ </text:span><text:span text:style-name="T19">δ</text:span><text:span text:style-name="T17">ημιουργία γεωμετρικών σχημάτων για απεικόνιση ή περαιτέρω ανάλυση.​</text:span></text:p>
      <text:p text:style-name="P14"/>
      <text:p text:style-name="P36"># Μεμονωμένες συντεταγμένες</text:p>
      <text:p text:style-name="P36">p1 = Point(1.0, 2.0)</text:p>
      <text:p text:style-name="P14"/>
      <text:p text:style-name="P36"># Λίστα συντεταγμένων.</text:p>
      <text:p text:style-name="P36">p2 = Point([3.0, 4.0])</text:p>
      <text:p text:style-name="P14"/>
      <text:p text:style-name="P36"># Η κλάση υποστηρίζει επίσης τρισδιάστατα σημεία. </text:p>
      <text:p text:style-name="P36">p3 = Point(5.0, 6.0, 7.0).</text:p>
      <text:p text:style-name="P16"><text:soft-page-break/></text:p>
      <text:p text:style-name="P25"><text:span text:style-name="T24">Β</text:span><text:span text:style-name="T14">ασικές συναρτήσεις</text:span></text:p>
      <text:p text:style-name="P14"/>
      <text:p text:style-name="P17"><text:span text:style-name="T16">Α</text:span><text:span text:style-name="T15">νάλυση σε συνιστώσες:</text:span></text:p>
      <text:p text:style-name="P14"><text:span text:style-name="T16">print(p1.x) print(p1.</text:span><text:span text:style-name="T20">y</text:span><text:span text:style-name="T16">) print(p1.</text:span><text:span text:style-name="T20">z</text:span><text:span text:style-name="T16">)</text:span></text:p>
      <text:p text:style-name="P14"/>
      <text:p text:style-name="P18"><text:span text:style-name="T16">E</text:span><text:span text:style-name="T15">λέγχει αν υπάρχει μια συντεταγμένη ζ:</text:span></text:p>
      <text:p text:style-name="P37">print(p3.has_z) <text:s/># Εμφανίζει: True</text:p>
      <text:p text:style-name="P14"/>
      <text:p text:style-name="P36">is_empty: Επιστρέφει True αν το σημείο είναι κενό:</text:p>
      <text:p text:style-name="P36">empty_point = Point()</text:p>
      <text:p text:style-name="P36">print(empty_point.is_empty).</text:p>
      <text:p text:style-name="P14"/>
      <text:p text:style-name="P14"><text:span text:style-name="T16">distance(</text:span><text:span text:style-name="T21">)</text:span><text:span text:style-name="T16">: </text:span><text:span text:style-name="T22">Υπολογίζει την απόσταση μεταξύ δύο σημείων.</text:span></text:p>
      <text:p text:style-name="P38">print(p1.distance(p2)) <text:s/># Εμφανίζει την απόσταση μεταξύ p1 και p2</text:p>
      <text:p text:style-name="P14"/>
      <text:p text:style-name="P14"><text:span text:style-name="T22">buffer</text:span><text:span text:style-name="T23">(</text:span><text:span text:style-name="T22">): Δημιουργεί ένα πολύγωνο γύρω από το σημείο σε καθορισμένη απόσταση.​</text:span></text:p>
      <text:p text:style-name="P38">circle = p1.buffer(1.0)</text:p>
      <text:p text:style-name="P38">print(circle.area) <text:s/># Εμφανίζει το εμβαδόν του κύκλου</text:p>
      <text:p text:style-name="P14"/>
      <text:p text:style-name="P14"/>
      <text:p text:style-name="P14"/>
      <text:p text:style-name="P28">import pandas as pd</text:p>
      <text:p text:style-name="P2"/>
      <text:p text:style-name="P2">Η pandas είναι μια ισχυρή βιβλιοθήκη της Python για την ανάλυση και επεξεργασία δεδομένων. Παρέχει δύο βασικές δομές δεδομένων:​</text:p>
      <text:p text:style-name="P2"/>
      <text:p text:style-name="P2">Series: Μονοδιάστατος πίνακας με ετικέτες (labels)</text:p>
      <text:p text:style-name="P2">DataFrame: Δισδιάστατος πίνακας (παρόμοιος με πίνακα Excel ή πίνακα βάσης δεδομένων) με γραμμές και στήλες.</text:p>
      <text:p text:style-name="P2"/>
      <text:p text:style-name="P2"><text:span text:style-name="T26">Η </text:span>pandas είναι ιδιαίτερα χρήσιμη για εργασίες όπως​ <text:span text:style-name="T26">α</text:span>νάγνωση και εγγραφή δεδομένων από/σε αρχεία CSV, Excel, SQL κ.λπ,​ <text:span text:style-name="T26">κ</text:span>αθαρισμός και προεπεξεργασία δεδομένων, <text:span text:style-name="T27">α</text:span>νάλυση και οπτικοποίηση δεδομένων​, <text:span text:style-name="T28">ε</text:span>ργασία με χρονοσειρές και κατηγοριοποιημένα δεδομένα.</text:p>
      <text:p text:style-name="P2"/>
      <text:p text:style-name="P10"><text:span text:style-name="T1">Βασικές συναρτήσεις:</text:span>​​</text:p>
      <text:p text:style-name="P10"/>
      <text:p text:style-name="P2">import pandas as pd</text:p>
      <text:p text:style-name="P2"/>
      <text:p text:style-name="P2">data = {</text:p>
      <text:p text:style-name="P2"><text:s text:c="4"/>'Όνομα': ['Αλέξανδρος', 'Μαρία', 'Γιάννης'],</text:p>
      <text:p text:style-name="P2"><text:s text:c="4"/>'Ηλικία': [28, 34, 45]</text:p>
      <text:p text:style-name="P2">}</text:p>
      <text:p text:style-name="P2">df = pd.DataFrame(data)</text:p>
      <text:p text:style-name="P2">print(df)</text:p>
      <text:p text:style-name="P4"><text:soft-page-break/>Θα εμφανιστεί ως output:</text:p>
      <text:p text:style-name="P4"><text:s text:c="7"/>Όνομα <text:s/>Ηλικία</text:p>
      <text:p text:style-name="P4">0 <text:s/>Αλέξανδρος <text:s text:c="5"/>28</text:p>
      <text:p text:style-name="P4">1 <text:s text:c="6"/>Μαρία <text:s text:c="5"/>34</text:p>
      <text:p text:style-name="P4">2 <text:s text:c="4"/>Γιάννης <text:s text:c="5"/>45</text:p>
      <text:p text:style-name="P4"/>
      <text:p text:style-name="P4"/>
      <text:p text:style-name="P4"/>
      <text:p text:style-name="P30">import geopandas as gpd</text:p>
      <text:p text:style-name="P4"/>
      <text:p text:style-name="P4"><text:tab/>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text:span text:style-name="T29">την α</text:span>νάγνωση και εγγραφή γεωχωρικών αρχείων, <text:span text:style-name="T29">την υ</text:span>ποστήριξη γεωμετρικών πράξεων, όπως ένωση, τομή και υπολογισμός αποστάσεων <text:span text:style-name="T30">και την οπτικοποίηση γεωχωρικών δεδομένων με ενσωματωμένες μεθόδους πλοκής.​</text:span></text:p>
      <text:p text:style-name="P4"/>
      <text:p text:style-name="P31">Βασικές συναρτήσεις:</text:p>
      <text:p text:style-name="P4"/>
      <text:p text:style-name="P5">import geopandas as gpd</text:p>
      <text:p text:style-name="P5">gdf = gpd.read_file("path/to/your/shapefile.shp")</text:p>
      <text:p text:style-name="P5">print(gdf.head()) # Εμφάνιση των πρώτων γραμμών.</text:p>
      <text:p text:style-name="P3"/>
      <text:p text:style-name="P3"/>
      <text:p text:style-name="P3"/>
      <text:p text:style-name="P29">from geopy.geocoders import Nominatim <text:s/></text:p>
      <text:p text:style-name="P32"/>
      <text:p text:style-name="P3">Η εντολή from geopy.geocoders import Nominatim εισάγει την κλάση Nominatim από τη βιβλιοθήκη GeoPy. <text:span text:style-name="T35">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span></text:p>
      <text:p text:style-name="P3"/>
      <text:p text:style-name="P3">Το Nominatim είναι μια υπηρεσία που επιτρέπει την αναζήτηση τοποθεσιών και διευθύνσεων χρησιμοποιώντας δεδομένα από το OpenStreetMap. Μέσω της GeoPy, <text:span text:style-name="T31">επικοινωνούμε</text:span> με το Nominatim για να μετατρέψ<text:span text:style-name="T32">ουμε</text:span> διευθύνσεις σε γεωγραφικές συντεταγμένες και αντίστροφα.</text:p>
      <text:p text:style-name="P3"/>
      <text:p text:style-name="P11"><text:s/>Βασική Χρήση:</text:p>
      <text:p text:style-name="P3"/>
      <text:p text:style-name="P6">Ορισμός παραμέτρου user_agent:</text:p>
      <text:p text:style-name="P6">from geopy.geocoders import Nominatim</text:p>
      <text:p text:style-name="P6">geolocator = Nominatim(user_agent="my_unique_app")</text:p>
      <text:p text:style-name="P6"/>
      <text:p text:style-name="P7">Μετατροπή διεύθυνσης σε συντεταγμένες.</text:p>
      <text:p text:style-name="P7">location = geolocator.geocode("Σύνταγμα, Αθήνα, Ελλάδα")</text:p>
      <text:p text:style-name="P7">print(location.address)</text:p>
      <text:p text:style-name="P7">print((location.latitude, location.longitude))</text:p>
      <text:p text:style-name="P8"><text:soft-page-break/>Μετατροπή διεύθυνσης σε συντεταγμένες.</text:p>
      <text:p text:style-name="P8">location = geolocator.reverse("37.9755, 23.7348")</text:p>
      <text:p text:style-name="P8">print(location.address)</text:p>
      <text:p text:style-name="P8"/>
      <text:p text:style-name="P8">timeout: Καθορίζει τον χρόνο αναμονής για την απόκριση της υπηρεσίας </text:p>
      <text:p text:style-name="P8">language: Καθορίζει τη γλώσσα των αποτελεσμάτων.​</text:p>
      <text:p text:style-name="P8">geolocator.geocode("Athens", language="el", timeout=10)</text:p>
      <text:p text:style-name="P8"/>
      <text:p text:style-name="P9"/>
      <text:p text:style-name="P40">sys</text:p>
      <text:p text:style-name="P9"/>
      <text:p text:style-name="P9"><text:span text:style-name="T37">Π</text:span>αρέχει πρόσβαση σε μεταβλητές και συναρτήσεις που αλληλεπιδρούν άμεσα με το<text:span text:style-name="T37">ν </text:span><text:span text:style-name="T38">python interpreter. </text:span><text:span text:style-name="T39">Επιτρέπει την πρόσβαση σε ορίσματα της γραμμής εντολών, </text:span><text:span text:style-name="T40">την έξοδο και τον τερματισμό των προγραμμάτων, </text:span><text:span text:style-name="T41">την διαχείριση εισόδου και εξόδο</text:span><text:span text:style-name="T42">υ, την παροχή πληροφοριών για το σύστημα και την διαχείριση την διαδρομής αναζήτησης για modules.</text:span></text:p>
      <text:p text:style-name="P9"/>
      <text:p text:style-name="P12">Βασικές συναρτήσεις:</text:p>
      <text:p text:style-name="P9"/>
      <text:p text:style-name="P9">sys.argv: Λίστα με τα ορίσματα γραμμής εντολών. <text:s/>Το πρώτο στοιχείο είναι το όνομα του αρχείου Python.</text:p>
      <text:p text:style-name="P9"/>
      <text:p text:style-name="P9">sys.exit([code]): Τερματίζει το πρόγραμμα. Αν δοθεί αριθμός, επιστρέφεται ως exit status.</text:p>
      <text:p text:style-name="P9"/>
      <text:p text:style-name="P9">if len(sys.argv) &lt; 2:</text:p>
      <text:p text:style-name="P9"><text:s text:c="4"/>print("Λείπει όρισμα.")</text:p>
      <text:p text:style-name="P9"><text:s text:c="4"/>sys.exit(1)</text:p>
      <text:p text:style-name="P9"/>
      <text:p text:style-name="P9">sys.path.append("/my/custom/path"): Λίστα με τις διαδρομές αναζήτησης για modules. </text:p>
      <text:p text:style-name="P9"/>
      <text:p text:style-name="P9">sys.version: Περιέχει τη συμβολοσειρά της έκδοσης της Python.</text:p>
      <text:p text:style-name="P9"/>
      <text:p text:style-name="P9">sys.platform: <text:s/>Περιέχει το όνομα της πλατφόρμας</text:p>
      <text:p text:style-name="P9"/>
      <text:p text:style-name="P9"/>
      <text:p text:style-name="P9"/>
      <text:p text:style-name="P52">import pycountry</text:p>
      <text:p text:style-name="P9"/>
      <text:p text:style-name="P9"/>
      <text:p text:style-name="P9"><text:span text:style-name="T43">Η pycountry π</text:span>αρέχει πρόσβαση σε επίσημα πρότυπα ISO για χώρες, γλώσσες, νομίσματα, υποδιαιρέσεις και γραφές. <text:span text:style-name="T43">Ε</text:span>ίναι χρήσιμη για την επεξεργασία και τον καθαρισμό γεωγραφικών δεδομένων, καθώς και για την αντιστοίχιση ονομάτων χωρών με τους αντίστοιχους κωδικούς τους.​</text:p>
      <text:p text:style-name="P9"><text:span text:style-name="T44">Β</text:span>ασίζεται σε δεδομένα από το πακέτο pkg-isocodes του Debian και τα καθιστά προσβάσιμα μέσω ενός API της Python.</text:p>
      <text:p text:style-name="P9"/>
      <text:p text:style-name="P48"><text:soft-page-break/>Βασικές Συναρτήσεις</text:p>
      <text:p text:style-name="P9"/>
      <text:p text:style-name="P9">germany = pycountry.countries.get(alpha_2='DE')</text:p>
      <text:p text:style-name="P9">print(germany.name) <text:s/># Εμφανίζει: Germany</text:p>
      <text:p text:style-name="P9">print(germany.alpha_3) <text:s/># Εμφανίζει: DEU</text:p>
      <text:p text:style-name="P9">print(germany.numeric) <text:s/># Εμφανίζει: 276</text:p>
      <text:p text:style-name="P9"/>
      <text:p text:style-name="P42">Μέθοδος .lookup<text:span text:style-name="T45">()</text:span> βάση ονόματος:</text:p>
      <text:p text:style-name="P42"/>
      <text:p text:style-name="P42">country = pycountry.countries.lookup('')</text:p>
      <text:p text:style-name="P42">print(country.alpha_3) <text:s/># Εμφανίζει: BOL</text:p>
      <text:p text:style-name="P42"/>
      <text:p text:style-name="P42"/>
      <text:p text:style-name="P42"/>
      <text:p text:style-name="P53">re</text:p>
      <text:p text:style-name="P9"/>
      <text:p text:style-name="P9"><text:span text:style-name="T46">H </text:span>βιβλιοθήκη re προσφέρει υποστήριξη για regular expressions. <text:span text:style-name="T47">Χρησιμοποιείται για <text:s/>για ανάλυση, αναζήτηση, αντικατάσταση και επεξεργασία συμβολοσειρών βάσει προτύπων.</text:span></text:p>
      <text:p text:style-name="P9"/>
      <text:p text:style-name="P9"/>
      <text:p text:style-name="P49">Βασικές Συναρτήσεις</text:p>
      <text:p text:style-name="P43"/>
      <text:p text:style-name="P43">re.search() : αναζήτηση του πρώτου ταιριάσματος του pattern στην συμβολοσειρά.</text:p>
      <text:p text:style-name="P9">match = re.search(r"\d+", "Η ηλικία είναι 25")</text:p>
      <text:p text:style-name="P9">print(match.group()) <text:s/># 25</text:p>
      <text:p text:style-name="P9"/>
      <text:p text:style-name="P43">re.match() : αναζήτηση στην αρχή της συμβολοσειράς</text:p>
      <text:p text:style-name="P9">re.match(r"\d+", "123abc") <text:s/># </text:p>
      <text:p text:style-name="P9">re.match(r"\d+", "abc123") <text:s/># None</text:p>
      <text:p text:style-name="P44"/>
      <text:p text:style-name="P45">re.findall() : επιστρέφει όλα τα ταιριάσματα</text:p>
      <text:p text:style-name="P9">re.findall(r"\d+", "Η τιμή είναι 12 και το όριο είναι 100") <text:s/></text:p>
      <text:p text:style-name="P9"># ['12', '100']</text:p>
      <text:p text:style-name="P9"/>
      <text:p text:style-name="P46">re.sub() αντικαθιστά όλα τα ταιριάσματα με μια νέα συμβολοσειρά.</text:p>
      <text:p text:style-name="P9">re.sub(r"\s+", "-", "Καλη <text:s text:c="2"/>μέρα κόσμε") <text:s/># 'Καλη-μέρα-κόσμε'</text:p>
      <text:p text:style-name="P9"/>
      <text:p text:style-name="P9"/>
      <text:p text:style-name="P9"/>
      <text:p text:style-name="P51">from collections import defaultdict</text:p>
      <text:p text:style-name="P51"/>
      <text:p text:style-name="P9"><text:span text:style-name="T48">Ε</text:span>ισάγει την κλάση defaultdict από τη βιβλιοθήκη collections της Python. Η defaultdict είναι μια υποκλάση του ενσωματωμένου dict. <text:span text:style-name="T49">Αν ζητήσουμε να επιστραφεί ένα κλειδί που δεν υπάρχει, </text:span><text:soft-page-break/><text:span text:style-name="T49">δημιουργία νέου στοιχείου με προεπιλεγμένη τιμή αντί να δοθεί KeyError. Ιδανικό για αθροίσεις, ομαδοποιήσεις, nesting (π.χ. defaultdict(dict)).</text:span></text:p>
      <text:p text:style-name="P9"/>
      <text:p text:style-name="P9">d = defaultdict(default_factory)</text:p>
      <text:p text:style-name="P9"/>
      <text:p text:style-name="P9">default_factory επιστρέφει την προεπιλεγμένη τιμή για νέα κλειδιά. Για παράδειγμα:</text:p>
      <text:p text:style-name="P9">int → 0</text:p>
      <text:p text:style-name="P9">list → []</text:p>
      <text:p text:style-name="P9">set → set()</text:p>
      <text:p text:style-name="P9">str → ""</text:p>
      <text:p text:style-name="P9"/>
      <text:p text:style-name="P50">Βασικές Συναρτήσεις</text:p>
      <text:p text:style-name="P9"/>
      <text:p text:style-name="P47">Προεπιλεγμένο λεξικό με lambda</text:p>
      <text:p text:style-name="P47">d = defaultdict(lambda: "άγνωστο")</text:p>
      <text:p text:style-name="P47">print(d["κάτι"]) <text:s/># "άγνωστο"</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7:49:36.375312231</meta:creation-date>
    <dc:date>2025-04-24T02:28:24.891688190</dc:date>
    <meta:editing-duration>PT2H47M39S</meta:editing-duration>
    <meta:editing-cycles>47</meta:editing-cycles>
    <meta:generator>LibreOffice/7.4.7.2$Linux_X86_64 LibreOffice_project/40$Build-2</meta:generator>
    <meta:document-statistic meta:table-count="0" meta:image-count="0" meta:object-count="0" meta:page-count="8" meta:paragraph-count="161" meta:word-count="1204" meta:character-count="9918" meta:non-whitespace-character-count="8182"/>
  </office:meta>
</office:document-meta>
</file>